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24-01-03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23-01-17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22-01-05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21-03-16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20-01-08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9-01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8-01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6-01-07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5-01-08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4-01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3-01-08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816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